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Найдите полный хеш и комментарий коммита, хеш которого начинается на aefea.</text:p>
      <text:p text:style-name="Standard"/>
      <text:p text:style-name="Standard">git show aefea</text:p>
      <text:p text:style-name="Standard">commit aefead2207ef7e2aa5dc81a34aedf0cad4c32545</text:p>
      <text:p text:style-name="Standard"><text:s text:c="4"/>Update CHANGELOG.md</text:p>
      <text:p text:style-name="Standard"/>
      <text:p text:style-name="Standard">2.Какому тегу соответствует коммит 85024d3?</text:p>
      <text:p text:style-name="Standard"/>
      <text:p text:style-name="Standard">git show 85024d3</text:p>
      <text:p text:style-name="Standard">commit 85024d3100126de36331c6982bfaac02cdab9e76 (tag: v0.12.23)</text:p>
      <text:p text:style-name="Standard"/>
      <text:p text:style-name="Standard">3.Сколько родителей у коммита b8d720? Напишите их хеши.</text:p>
      <text:p text:style-name="Standard"/>
      <text:p text:style-name="Standard">двое родителей. Их хэши 56cd7859e и 9ea88f22f</text:p>
      <text:p text:style-name="Standard"/>
      <text:p text:style-name="Standard">git log b8d720 --graph</text:p>
      <text:p text:style-name="Standard">*commit b8d720f8340221f2146e4e4870bf2ee0bc48f2d5</text:p>
      <text:p text:style-name="Standard">|\ <text:s/>Merge: 56cd7859e 9ea88f22f</text:p>
      <text:p text:style-name="Standard"/>
      <text:p text:style-name="Standard">4.Перечислите хеши и комментарии всех коммитов которые были сделаны между тегами v0.12.23 и v0.12.24.</text:p>
      <text:p text:style-name="Standard"/>
      <text:p text:style-name="Standard">git log v0.12.23...v0.12.24 --oneline</text:p>
      <text:p text:style-name="Standard">33ff1c03b (tag: v0.12.24) v0.12.24</text:p>
      <text:p text:style-name="Standard">b14b74c49 [Website] vmc provider links</text:p>
      <text:p text:style-name="Standard">3f235065b Update CHANGELOG.md</text:p>
      <text:p text:style-name="Standard">6ae64e247 registry: Fix panic when server is unreachable</text:p>
      <text:p text:style-name="Standard">5c619ca1b website: Remove links to the getting started guide's old location</text:p>
      <text:p text:style-name="Standard">06275647e Update CHANGELOG.md</text:p>
      <text:p text:style-name="Standard">d5f9411f5 command: Fix bug when using terraform login on Windows</text:p>
      <text:p text:style-name="Standard">4b6d06cc5 Update CHANGELOG.md</text:p>
      <text:p text:style-name="Standard">dd01a3507 Update CHANGELOG.md</text:p>
      <text:p text:style-name="Standard">225466bc3 Cleanup after v0.12.23 release</text:p>
      <text:p text:style-name="Standard"/>
      <text:p text:style-name="Standard">5.Найдите коммит в котором была создана функция func providerSource, ее определение в коде выглядит так func providerSource(...) (вместо троеточего перечислены аргументы).</text:p>
      <text:p text:style-name="Standard"/>
      <text:p text:style-name="Standard">git log -S 'func providerSource' --oneline</text:p>
      <text:p text:style-name="Standard">8c928e835 main: Consult local directories as potential mirrors of providers</text:p>
      <text:p text:style-name="Standard"/>
      <text:p text:style-name="Standard">git show 8c928e835</text:p>
      <text:p text:style-name="Standard">+func providerSource(services *disco.Disco) getproviders.Source {</text:p>
      <text:p text:style-name="Standard"/>
      <text:p text:style-name="Standard">6.Найдите все коммиты в которых была изменена функция globalPluginDirs.</text:p>
      <text:p text:style-name="Standard"/>
      <text:p text:style-name="Standard">git log -S 'globalPluginDirs' --oneline</text:p>
      <text:p text:style-name="Standard"/>
      <text:p text:style-name="Standard">git show 8364383c3</text:p>
      <text:p text:style-name="Standard"/>
      <text:p text:style-name="Standard">diff --git a/plugins.go b/plugins.go</text:p>
      <text:p text:style-name="Standard">new file mode 100644</text:p>
      <text:p text:style-name="Standard">index 000000000..9717724a0</text:p>
      <text:p text:style-name="Standard"><text:soft-page-break/>--- /dev/null</text:p>
      <text:p text:style-name="Standard">+++ b/plugins.go</text:p>
      <text:p text:style-name="Standard">@@ -0,0 +1,37 @@</text:p>
      <text:p text:style-name="Standard">+package main</text:p>
      <text:p text:style-name="Standard">+</text:p>
      <text:p text:style-name="Standard">+import (</text:p>
      <text:p text:style-name="Standard">+ <text:s text:c="6"/>"log"</text:p>
      <text:p text:style-name="Standard">+ <text:s text:c="6"/>"path/filepath"</text:p>
      <text:p text:style-name="Standard">+</text:p>
      <text:p text:style-name="Standard">+ <text:s text:c="5"/>"github.com/kardianos/osext"</text:p>
      <text:p text:style-name="Standard">+)</text:p>
      <text:p text:style-name="Standard">+</text:p>
      <text:p text:style-name="Standard">+// globalPluginDirs returns directories that should be searched for</text:p>
      <text:p text:style-name="Standard"/>
      <text:p text:style-name="Standard">git log -L globalPluginDirs:plugins.go</text:p>
      <text:p text:style-name="Standard"/>
      <text:p text:style-name="Standard">78b12205587fe839f10d946ea3fdc06719decb05</text:p>
      <text:p text:style-name="Standard">52dbf94834cb970b510f2fba853a5b49ad9b1a46</text:p>
      <text:p text:style-name="Standard">41ab0aef7a0fe030e84018973a64135b11abcd70</text:p>
      <text:p text:style-name="Standard">66ebff90cdfaa6938f26f908c7ebad8d547fea17</text:p>
      <text:p text:style-name="Standard">8364383c359a6b738a436d1b7745ccdce178df47</text:p>
      <text:p text:style-name="Standard"/>
      <text:p text:style-name="Standard">7.Кто автор функции synchronizedWriters?</text:p>
      <text:p text:style-name="Standard"/>
      <text:p text:style-name="Standard">Author: Martin Atkins</text:p>
      <text:p text:style-name="Standard"/>
      <text:p text:style-name="Standard">git log -S 'synchronizedWriters' --oneline</text:p>
      <text:p text:style-name="Standard">git show 5ac311e2a</text:p>
      <text:p text:style-name="Standard"/>
      <text:p text:style-name="Standard"/>
      <text:p text:style-name="Standard">diff --git a/synchronized_writers.go b/synchronized_writers.go</text:p>
      <text:p text:style-name="Standard">new file mode 100644</text:p>
      <text:p text:style-name="Standard">index 000000000..2533d1316</text:p>
      <text:p text:style-name="Standard">--- /dev/null</text:p>
      <text:p text:style-name="Standard">+++ b/synchronized_writers.go</text:p>
      <text:p text:style-name="Standard">@@ -0,0 +1,31 @@</text:p>
      <text:p text:style-name="Standard">+package main</text:p>
      <text:p text:style-name="Standard">+</text:p>
      <text:p text:style-name="Standard">+import (</text:p>
      <text:p text:style-name="Standard">+ <text:s text:c="6"/>"io"</text:p>
      <text:p text:style-name="Standard">+ <text:s text:c="6"/>"sync"</text:p>
      <text:p text:style-name="Standard">+)</text:p>
      <text:p text:style-name="Standard">+</text:p>
      <text:p text:style-name="Standard">+type synchronizedWriter struct {</text:p>
      <text:p text:style-name="Standard">+ <text:s text:c="6"/>io.Writer</text:p>
      <text:p text:style-name="Standard">+ <text:s text:c="6"/>mutex *sync.Mutex</text:p>
      <text:p text:style-name="Standard">+}</text:p>
      <text:p text:style-name="Standard">+</text:p>
      <text:p text:style-name="Standard">+// synchronizedWriters takes a set of writers and returns wrappers that ensure</text:p>
      <text:p text:style-name="Standard">+// that only one write can be outstanding at a time across the whole set.</text:p>
      <text:p text:style-name="Standard">+func synchronizedWriters(targets ...io.Writer) []io.Writer {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20:54:04.128142967</meta:creation-date>
    <dc:date>2021-12-17T20:54:56.911303167</dc:date>
    <meta:editing-duration>PT53S</meta:editing-duration>
    <meta:editing-cycles>1</meta:editing-cycles>
    <meta:document-statistic meta:table-count="0" meta:image-count="0" meta:object-count="0" meta:page-count="2" meta:paragraph-count="79" meta:word-count="334" meta:character-count="2705" meta:non-whitespace-character-count="2411"/>
    <meta:generator>LibreOffice/7.2.3.2$Linux_X86_64 LibreOffice_project/20$Build-2</meta:generator>
  </office:meta>
</office:document-meta>
</file>